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Liczba Gwiazdek</text:p>
          </table:table-cell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table:formula="of:=[.C35]+1"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/>
          <table:table-cell table:formula="of:=[.C36]+1"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/>
          <table:table-cell table:formula="of:=[.C37]+1"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/>
          <table:table-cell table:formula="of:=[.C38]+1"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/>
          <table:table-cell table:formula="of:=[.C39]+1"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/>
          <table:table-cell table:formula="of:=[.C40]+1"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/>
          <table:table-cell table:formula="of:=[.C41]+1" office:value-type="float" office:value="167" calcext:value-type="float">
            <text:p>167</text:p>
          </table:table-cell>
          <table:table-cell office:value-type="float" office:value="183" calcext:value-type="float">
            <text:p>183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/>
          <table:table-cell table:formula="of:=[.C42]+1"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table:formula="of:=[.C43]+1" office:value-type="float" office:value="204" calcext:value-type="float">
            <text:p>204</text:p>
          </table:table-cell>
          <table:table-cell office:value-type="float" office:value="227" calcext:value-type="float">
            <text:p>22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/>
          <table:table-cell table:formula="of:=[.C44]+1"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table:formula="of:=[.C45]+1" office:value-type="float" office:value="259" calcext:value-type="float">
            <text:p>259</text:p>
          </table:table-cell>
          <table:table-cell office:value-type="float" office:value="294" calcext:value-type="float">
            <text:p>29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table:formula="of:=[.C46]+1" office:value-type="float" office:value="295" calcext:value-type="float">
            <text:p>295</text:p>
          </table:table-cell>
          <table:table-cell office:value-type="float" office:value="344" calcext:value-type="float">
            <text:p>34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/>
          <table:table-cell table:formula="of:=[.C47]+1" office:value-type="float" office:value="345" calcext:value-type="float">
            <text:p>345</text:p>
          </table:table-cell>
          <table:table-cell office:value-type="float" office:value="400" calcext:value-type="float">
            <text:p>4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table:formula="of:=[.C48]+1" office:value-type="float" office:value="401" calcext:value-type="float">
            <text:p>401</text:p>
          </table:table-cell>
          <table:table-cell office:value-type="float" office:value="480" calcext:value-type="float">
            <text:p>48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table:formula="of:=[.C49]+1" office:value-type="float" office:value="481" calcext:value-type="float">
            <text:p>481</text:p>
          </table:table-cell>
          <table:table-cell office:value-type="float" office:value="590" calcext:value-type="float">
            <text:p>59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/>
          <table:table-cell table:formula="of:=[.C50]+1" office:value-type="float" office:value="591" calcext:value-type="float">
            <text:p>591</text:p>
          </table:table-cell>
          <table:table-cell office:value-type="float" office:value="740" calcext:value-type="float">
            <text:p>74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table:formula="of:=[.C51]+1"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table:formula="of:=[.C52]+1"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table:formula="of:=[.C53]+1" office:value-type="float" office:value="1501" calcext:value-type="float">
            <text:p>1501</text:p>
          </table:table-cell>
          <table:table-cell office:value-type="float" office:value="2700" calcext:value-type="float">
            <text:p>270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/>
          <table:table-cell table:formula="of:=[.C54]+1" office:value-type="float" office:value="2701" calcext:value-type="float">
            <text:p>2701</text:p>
          </table:table-cell>
          <table:table-cell office:value-type="float" office:value="50000" calcext:value-type="float">
            <text:p>5000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table:formula="of:=[.C55]+1" office:value-type="float" office:value="50001" calcext:value-type="float">
            <text:p>50001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formula="of:=SUM([.D4:.D56])" office:value-type="float" office:value="43413" calcext:value-type="float">
            <text:p>43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5:07:43.701958233</meta:creation-date>
    <dc:date>2022-03-05T15:35:04.993020790</dc:date>
    <meta:editing-duration>PT27M4S</meta:editing-duration>
    <meta:editing-cycles>41</meta:editing-cycles>
    <meta:generator>LibreOffice/6.4.7.2$Linux_X86_64 LibreOffice_project/40$Build-2</meta:generator>
    <meta:document-statistic meta:table-count="1" meta:cell-count="163" meta:object-count="0"/>
  </office:meta>
</office:document-meta>
</file>